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ubtitle" style:master-page-name="MP0">
      <style:paragraph-properties style:page-number="auto"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3"/>
    <style:style style:name="P4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egoe UI" fo:font-style="normal" style:font-style-asian="normal" style:font-name-complex="Segoe UI" style:font-style-complex="normal"/>
    </style:style>
    <style:style style:name="T3" style:family="text">
      <style:text-properties officeooo:rsid="000df5ae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637859587279_47"/>Séance 4 - Interlude : ... sécurité nulle part ?</text:p>
      <text:h text:style-name="Heading_20_3" text:outline-level="3"><text:bookmark text:name="yui_3_17_2_1_1637859587279_41"/>Utiliser un réseau  :  une question de logiciels !</text:h>
      <text:list xml:id="list247252509" text:style-name="L1">
        <text:list-item>
          <text:p text:style-name="P2">Interfaces &amp; Docs</text:p>
          <text:list>
            <text:list-item>
              <text:p text:style-name="P2">Un logiciel tel que <text:span text:style-name="Police_20_par_20_défaut"><text:span text:style-name="T1">sass </text:span></text:span>propose des données</text:p>
            </text:list-item>
            <text:list-item>
              <text:p text:style-name="P2">Le logiciel Google Chrome, Mozilla Firefox, … récupère les données transmises</text:p>
            </text:list-item>
          </text:list>
        </text:list-item>
        <text:list-item>
          <text:p text:style-name="P2">Programmation Serveur Web</text:p>
          <text:list>
            <text:list-item>
              <text:p text:style-name="P2">Le logiciel phpmyadmin , ou un SGBD, permet de mettre à disposition des données</text:p>
            </text:list-item>
            <text:list-item>
              <text:p text:style-name="P2">PHP récupère ses données</text:p>
            </text:list-item>
          </text:list>
        </text:list-item>
      </text:list>
      <text:h text:style-name="Heading_20_3" text:outline-level="3"><text:bookmark text:name="yui_3_17_2_1_1637859587279_49"/>Utiliser un réseau : Une question de protocoles !</text:h>
      <text:list xml:id="list3501205222" text:style-name="L2">
        <text:list-item>
          <text:p text:style-name="P4">Points 2 à 4 : TCP, HTTP, FTP</text:p>
        </text:list-item>
        <text:list-item>
          <text:p text:style-name="P4">Point 5 html : HTTP</text:p>
        </text:list-item>
        <text:list-item>
          <text:p text:style-name="P4">Point 5 php : HTTP </text:p>
        </text:list-item>
      </text:list>
      <text:h text:style-name="Heading_20_3" text:outline-level="3"><text:bookmark text:name="yui_3_17_2_1_1638364964246_30"/>Et pour les données ouvertes ?</text:h>
      <text:p text:style-name="Text_20_body"><text:tab/><text:span text:style-name="T3">En PHP, il existe le système d’authentification par token, ce qui réduit la coplexité d’un système d’authentification classique.</text:span></text:p>
      <text:p text:style-name="Subtitle">Séance 4 - Éditer des données extraites de fichier XML</text:p>
      <text:p text:style-name="Text_20_body"/>
      <text:h text:style-name="Heading_20_3" text:outline-level="3">Schéma de fonctionnement des <text:span text:style-name="Emphasis"><text:span text:style-name="T2">templates xsl</text:span></text:span></text:h>
      <text:list xml:id="list2425111045" text:style-name="L3">
        <text:list-item>
          <text:p text:style-name="P3">L’ordre « habituel » est celui proposé dans l’arbre du fichier XM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25T18:00:00Z</meta:creation-date>
    <dc:date>2021-12-01T14:24:04.701028863</dc:date>
    <meta:editing-cycles>6</meta:editing-cycles>
    <meta:editing-duration>PT1H10M15S</meta:editing-duration>
    <meta:document-statistic meta:table-count="0" meta:image-count="0" meta:object-count="0" meta:page-count="1" meta:paragraph-count="17" meta:word-count="151" meta:character-count="811" meta:non-whitespace-character-count="683"/>
    <meta:template xlink:type="simple" xlink:actuate="onRequest" xlink:title="" xlink:href="Normal.dotm"/>
  </office:meta>
</office:document-meta>
</file>